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13.9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1.9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>
      <style:table-cell-properties fo:border="0.99pt solid #000000"/>
    </style:style>
    <style:style style:name="ce8" style:family="table-cell" style:parent-style-name="Pivot_20_Table_20_Category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Workload Input Ent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Junk</text:p>
          </table:table-cell>
          <table:table-cell office:value-type="string">
            <text:p>HTTP Cod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Identifiers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72">
            <text:p>1.72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6">
            <text:p>0.56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1">
            <text:p>0.51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3">
            <text:p>0.53</text:p>
          </table:table-cell>
          <table:table-cell office:value-type="float" office:value="93139">
            <text:p>931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1">
            <text:p>107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072">
            <text:p>10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7">
            <text:p>172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4">
            <text:p>1.14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5">
            <text:p>1.05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07">
            <text:p>1.07</text:p>
          </table:table-cell>
          <table:table-cell office:value-type="float" office:value="189857">
            <text:p>1898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85">
            <text:p>168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7">
            <text:p>63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TNU039501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23">
            <text:p>3.23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16">
            <text:p>2.16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">
            <text:p>2.2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21">
            <text:p>2.21</text:p>
          </table:table-cell>
          <table:table-cell office:value-type="float" office:value="387103">
            <text:p>38710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2968">
            <text:p>29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23">
            <text:p>292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89014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">
            <text:p>4.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49">
            <text:p>4.49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3">
            <text:p>4.63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6">
            <text:p>4.66</text:p>
          </table:table-cell>
          <table:table-cell office:value-type="float" office:value="762017">
            <text:p>7620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1679">
            <text:p>16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31">
            <text:p>8.31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02">
            <text:p>6.02</text:p>
          </table:table-cell>
          <table:table-cell office:value-type="float" office:value="978344">
            <text:p>97834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3">
            <text:p>6.23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25">
            <text:p>6.25</text:p>
          </table:table-cell>
          <table:table-cell office:value-type="float" office:value="978345">
            <text:p>97834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3">
            <text:p>673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1">
            <text:p>673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8">
            <text:p>2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office:value-type="string">
            <text:p>identifier=oai-union.ndltd.org-TW--090NCTU04230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0.9">
            <text:p>10.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5">
            <text:p>6.65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6">
            <text:p>6.6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2">
            <text:p>186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5">
            <text:p>0.05</text:p>
          </table:table-cell>
          <table:table-cell office:value-type="float" office:value="1864">
            <text:p>1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9.44">
            <text:p>9.44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3">
            <text:p>7.0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93">
            <text:p>6.93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.01">
            <text:p>7.01</text:p>
          </table:table-cell>
          <table:table-cell office:value-type="float" office:value="114192">
            <text:p>1141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6">
            <text:p>31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4">
            <text:p>47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52">
            <text:p>12.52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9">
            <text:p>8.59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6">
            <text:p>8.56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7">
            <text:p>8.7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8.58">
            <text:p>8.58</text:p>
          </table:table-cell>
          <table:table-cell office:value-type="float" office:value="129918">
            <text:p>1299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67">
            <text:p>4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5">
            <text:p>0.15</text:p>
          </table:table-cell>
          <table:table-cell office:value-type="float" office:value="470">
            <text:p>4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.42">
            <text:p>16.4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76">
            <text:p>11.76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2">
            <text:p>12.02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1.94">
            <text:p>11.94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2.07">
            <text:p>12.07</text:p>
          </table:table-cell>
          <table:table-cell office:value-type="float" office:value="245693">
            <text:p>2456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4">
            <text:p>6.34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1">
            <text:p>6.31</text:p>
          </table:table-cell>
          <table:table-cell office:value-type="float" office:value="6717">
            <text:p>671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42">
            <text:p>6.42</text:p>
          </table:table-cell>
          <table:table-cell office:value-type="float" office:value="6718">
            <text:p>671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.35">
            <text:p>6.35</text:p>
          </table:table-cell>
          <table:table-cell office:value-type="float" office:value="6721">
            <text:p>672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9">
            <text:p>0.29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1572">
            <text:p>157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office:value-type="string">
            <text:p>identifier=oai-union.ndltd.org-TW--100ISU00731008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0.72">
            <text:p>20.7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8.99">
            <text:p>18.99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02">
            <text:p>19.02</text:p>
          </table:table-cell>
          <table:table-cell office:value-type="float" office:value="242956">
            <text:p>2429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7">
            <text:p>24295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9.27">
            <text:p>19.27</text:p>
          </table:table-cell>
          <table:table-cell office:value-type="float" office:value="242955">
            <text:p>2429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37">
            <text:p>13.3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7">
            <text:p>13.57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">
            <text:p>13.5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73">
            <text:p>13.73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.52">
            <text:p>13.52</text:p>
          </table:table-cell>
          <table:table-cell office:value-type="float" office:value="4773">
            <text:p>477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3">
            <text:p>5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9">
            <text:p>0.59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58">
            <text:p>0.5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7.57">
            <text:p>37.5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3.7">
            <text:p>33.7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42">
            <text:p>34.42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4.53">
            <text:p>34.53</text:p>
          </table:table-cell>
          <table:table-cell office:value-type="float" office:value="243492">
            <text:p>2434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35.39">
            <text:p>35.39</text:p>
          </table:table-cell>
          <table:table-cell office:value-type="float" office:value="243493">
            <text:p>2434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87">
            <text:p>28.87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42">
            <text:p>29.4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8.68">
            <text:p>28.68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22">
            <text:p>29.22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9.53">
            <text:p>29.53</text:p>
          </table:table-cell>
          <table:table-cell office:value-type="float" office:value="5070">
            <text:p>50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7">
            <text:p>68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6">
            <text:p>0.46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688">
            <text:p>68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7">
            <text:p>1.17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8">
            <text:p>1.18</text:p>
          </table:table-cell>
          <table:table-cell office:value-type="float" office:value="595">
            <text:p>5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16">
            <text:p>1.16</text:p>
          </table:table-cell>
          <table:table-cell office:value-type="float" office:value="594">
            <text:p>59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75.29">
            <text:p>75.29</text:p>
          </table:table-cell>
          <table:table-cell office:value-type="float" office:value="815599">
            <text:p>81559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5.19">
            <text:p>65.1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29">
            <text:p>69.29</text:p>
          </table:table-cell>
          <table:table-cell office:value-type="float" office:value="815601">
            <text:p>8156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43">
            <text:p>69.4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9.83">
            <text:p>69.83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.8">
            <text:p>61.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3.95">
            <text:p>63.9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4.2">
            <text:p>64.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6.32">
            <text:p>66.32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7.69">
            <text:p>67.69</text:p>
          </table:table-cell>
          <table:table-cell office:value-type="float" office:value="4768">
            <text:p>47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8">
            <text:p>0.98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6">
            <text:p>0.96</text:p>
          </table:table-cell>
          <table:table-cell office:value-type="float" office:value="863">
            <text:p>86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2">
            <text:p>2.42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1">
            <text:p>2.41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39">
            <text:p>2.39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5395">
            <text:p>5395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.24">
            <text:p>167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57">
            <text:p>139.57</text:p>
          </table:table-cell>
          <table:table-cell office:value-type="float" office:value="815597">
            <text:p>8155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4.18">
            <text:p>144.1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5.08">
            <text:p>145.08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52.24">
            <text:p>152.24</text:p>
          </table:table-cell>
          <table:table-cell office:value-type="float" office:value="815602">
            <text:p>8156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8.39">
            <text:p>138.39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2.85">
            <text:p>142.8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39.98">
            <text:p>139.98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6.35">
            <text:p>146.35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43.54">
            <text:p>143.54</text:p>
          </table:table-cell>
          <table:table-cell office:value-type="float" office:value="4767">
            <text:p>476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9">
            <text:p>1.99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1">
            <text:p>128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.98">
            <text:p>1.98</text:p>
          </table:table-cell>
          <table:table-cell office:value-type="float" office:value="1279">
            <text:p>127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3">
            <text:p>4.83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6">
            <text:p>4.86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6">
            <text:p>539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5">
            <text:p>4.85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.87">
            <text:p>4.87</text:p>
          </table:table-cell>
          <table:table-cell office:value-type="float" office:value="5397">
            <text:p>5397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3.91">
            <text:p>433.91</text:p>
          </table:table-cell>
          <table:table-cell office:value-type="float" office:value="795650">
            <text:p>79565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6">
            <text:p>415.26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2.57">
            <text:p>412.57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9.31">
            <text:p>409.31</text:p>
          </table:table-cell>
          <table:table-cell office:value-type="float" office:value="795652">
            <text:p>79565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5.21">
            <text:p>415.21</text:p>
          </table:table-cell>
          <table:table-cell office:value-type="float" office:value="795653">
            <text:p>79565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7.67">
            <text:p>407.6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02.47">
            <text:p>402.47</text:p>
          </table:table-cell>
          <table:table-cell office:value-type="float" office:value="6638">
            <text:p>663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13.76">
            <text:p>413.76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8.87">
            <text:p>428.8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27.37">
            <text:p>427.37</text:p>
          </table:table-cell>
          <table:table-cell office:value-type="float" office:value="6639">
            <text:p>663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.17">
            <text:p>47.17</text:p>
          </table:table-cell>
          <table:table-cell office:value-type="float" office:value="1366">
            <text:p>136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8.06">
            <text:p>48.06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3.92">
            <text:p>43.92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79">
            <text:p>49.79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.68">
            <text:p>46.68</text:p>
          </table:table-cell>
          <table:table-cell office:value-type="float" office:value="1368">
            <text:p>136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41">
            <text:p>52.4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.18">
            <text:p>49.18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67">
            <text:p>52.67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0.1">
            <text:p>50.1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2.95">
            <text:p>52.9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9">
            <text:p>0.09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42.39">
            <text:p>1642.39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51.79">
            <text:p>1651.79</text:p>
          </table:table-cell>
          <table:table-cell office:value-type="float" office:value="795701">
            <text:p>79570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8.89">
            <text:p>1628.89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71.14">
            <text:p>1671.14</text:p>
          </table:table-cell>
          <table:table-cell office:value-type="float" office:value="795702">
            <text:p>79570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6.33">
            <text:p>1686.33</text:p>
          </table:table-cell>
          <table:table-cell office:value-type="float" office:value="795704">
            <text:p>795704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82.04">
            <text:p>1682.0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53.19">
            <text:p>1753.19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622.84">
            <text:p>1622.84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38.88">
            <text:p>1738.88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1727.2">
            <text:p>1727.2</text:p>
          </table:table-cell>
          <table:table-cell office:value-type="float" office:value="6676">
            <text:p>6676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1.88">
            <text:p>471.8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68.43">
            <text:p>468.43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510.25">
            <text:p>510.25</text:p>
          </table:table-cell>
          <table:table-cell office:value-type="float" office:value="1369">
            <text:p>136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7.21">
            <text:p>447.21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49.08">
            <text:p>449.08</text:p>
          </table:table-cell>
          <table:table-cell office:value-type="float" office:value="1370">
            <text:p>1370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3.09">
            <text:p>473.09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72.15">
            <text:p>472.15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499.31">
            <text:p>499.31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14.97">
            <text:p>614.97</text:p>
          </table:table-cell>
          <table:table-cell office:value-type="float" office:value="649">
            <text:p>649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625.53">
            <text:p>625.53</text:p>
          </table:table-cell>
          <table:table-cell office:value-type="float" office:value="648">
            <text:p>648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13">
            <text:p>0.13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2">
            <text:p>292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1">
            <text:p>291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.01">
            <text:p>0.01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2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office:value-type="string">
            <text:p>identifier=oai-union.ndltd.org-CHENGCHI--B2002008312.metadata</text:p>
          </table:table-cell>
        </table:table-row>
        <table:table-row table:style-name="ro1" table:number-rows-repeated="10481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" table:style-name="ta1"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Seconds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Identifiers</text:p>
          </table:table-cell>
        </table:table-row>
        <table:table-row table:style-name="ro2">
          <table:table-cell table:formula="of:=VALUE(RIGHT([.C2]; LEN([.C2])-1))" office:value-type="float" office:value="1">
            <text:p>1</text:p>
          </table:table-cell>
          <table:table-cell office:value-type="float" office:value="1.72">
            <text:p>1.72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3]; LEN([.C3])-1))"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]; LEN([.C4])-1))"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5]; LEN([.C5])-1))"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]; LEN([.C6])-1))" office:value-type="float" office:value="1">
            <text:p>1</text:p>
          </table:table-cell>
          <table:table-cell office:value-type="float" office:value="0.53">
            <text:p>0.53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7]; LEN([.C7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8]; LEN([.C8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9]; LEN([.C9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0]; LEN([.C10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1]; LEN([.C11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2]; LEN([.C12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]; LEN([.C13])-1)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4]; LEN([.C14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]; LEN([.C15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6]; LEN([.C16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]; LEN([.C17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table:formula="of:=VALUE(RIGHT([.C18]; LEN([.C18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table:formula="of:=VALUE(RIGHT([.C19]; LEN([.C19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table:formula="of:=VALUE(RIGHT([.C20]; LEN([.C20])-1))"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table:formula="of:=VALUE(RIGHT([.C21]; LEN([.C21])-1))"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U05015040.metadata</text:p>
          </table:table-cell>
        </table:table-row>
        <table:table-row table:style-name="ro2">
          <table:table-cell table:formula="of:=VALUE(RIGHT([.C22]; LEN([.C22])-1))" office:value-type="float" office:value="2">
            <text:p>2</text:p>
          </table:table-cell>
          <table:table-cell office:value-type="float" office:value="1.14">
            <text:p>1.14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3]; LEN([.C23])-1))" office:value-type="float" office:value="2">
            <text:p>2</text:p>
          </table:table-cell>
          <table:table-cell office:value-type="float" office:value="1.05">
            <text:p>1.05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]; LEN([.C24])-1))"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5]; LEN([.C25])-1))"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]; LEN([.C26])-1))"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7]; LEN([.C27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8]; LEN([.C28])-1))"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9]; LEN([.C29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30]; LEN([.C30])-1))"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31]; LEN([.C31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32]; LEN([.C32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33]; LEN([.C33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34]; LEN([.C34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35]; LEN([.C35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36]; LEN([.C36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37]; LEN([.C37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table:formula="of:=VALUE(RIGHT([.C38]; LEN([.C38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table:formula="of:=VALUE(RIGHT([.C39]; LEN([.C39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table:formula="of:=VALUE(RIGHT([.C40]; LEN([.C40])-1))"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table:formula="of:=VALUE(RIGHT([.C41]; LEN([.C41])-1))"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HU0402007.metadata</text:p>
          </table:table-cell>
        </table:table-row>
        <table:table-row table:style-name="ro2">
          <table:table-cell table:formula="of:=VALUE(RIGHT([.C42]; LEN([.C42])-1))" office:value-type="float" office:value="3">
            <text:p>3</text:p>
          </table:table-cell>
          <table:table-cell office:value-type="float" office:value="3.23">
            <text:p>3.23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3]; LEN([.C43])-1))" office:value-type="float" office:value="3">
            <text:p>3</text:p>
          </table:table-cell>
          <table:table-cell office:value-type="float" office:value="2.16">
            <text:p>2.16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4]; LEN([.C44])-1))"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5]; LEN([.C45])-1))"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6]; LEN([.C46])-1))" office:value-type="float" office:value="3">
            <text:p>3</text:p>
          </table:table-cell>
          <table:table-cell office:value-type="float" office:value="2.21">
            <text:p>2.21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47]; LEN([.C47])-1))"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48]; LEN([.C48])-1))"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49]; LEN([.C49])-1))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50]; LEN([.C50])-1))"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51]; LEN([.C51])-1))" office:value-type="float" office:value="3">
            <text:p>3</text:p>
          </table:table-cell>
          <table:table-cell office:value-type="float" office:value="0.06">
            <text:p>0.06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52]; LEN([.C52])-1))"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53]; LEN([.C53])-1))"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54]; LEN([.C54])-1))"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55]; LEN([.C55])-1))"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56]; LEN([.C56])-1))" office:value-type="float" office:value="3">
            <text:p>3</text:p>
          </table:table-cell>
          <table:table-cell office:value-type="float" office:value="0.01">
            <text:p>0.01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57]; LEN([.C57])-1))"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table:formula="of:=VALUE(RIGHT([.C58]; LEN([.C58])-1))"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table:formula="of:=VALUE(RIGHT([.C59]; LEN([.C59])-1))"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table:formula="of:=VALUE(RIGHT([.C60]; LEN([.C60])-1))"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table:formula="of:=VALUE(RIGHT([.C61]; LEN([.C61])-1))"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office:value-type="string">
            <text:p>identifier=oai-union.ndltd.org-TW--100FJU00023021.metadata</text:p>
          </table:table-cell>
        </table:table-row>
        <table:table-row table:style-name="ro2">
          <table:table-cell table:formula="of:=VALUE(RIGHT([.C62]; LEN([.C62])-1))"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3]; LEN([.C63])-1))" office:value-type="float" office:value="4">
            <text:p>4</text:p>
          </table:table-cell>
          <table:table-cell office:value-type="float" office:value="4.49">
            <text:p>4.49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4]; LEN([.C64])-1))" office:value-type="float" office:value="4">
            <text:p>4</text:p>
          </table:table-cell>
          <table:table-cell office:value-type="float" office:value="4.63">
            <text:p>4.63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5]; LEN([.C65])-1))" office:value-type="float" office:value="4">
            <text:p>4</text:p>
          </table:table-cell>
          <table:table-cell office:value-type="float" office:value="4.66">
            <text:p>4.66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6]; LEN([.C66])-1))" office:value-type="float" office:value="4">
            <text:p>4</text:p>
          </table:table-cell>
          <table:table-cell office:value-type="float" office:value="4.64">
            <text:p>4.64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67]; LEN([.C67])-1))" office:value-type="float" office:value="4">
            <text:p>4</text:p>
          </table:table-cell>
          <table:table-cell office:value-type="float" office:value="0.16">
            <text:p>0.16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68]; LEN([.C68])-1))" office:value-type="float" office:value="4">
            <text:p>4</text:p>
          </table:table-cell>
          <table:table-cell office:value-type="float" office:value="0.17">
            <text:p>0.17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69]; LEN([.C69])-1))" office:value-type="float" office:value="4">
            <text:p>4</text:p>
          </table:table-cell>
          <table:table-cell office:value-type="float" office:value="0.16">
            <text:p>0.16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70]; LEN([.C70])-1))" office:value-type="float" office:value="4">
            <text:p>4</text:p>
          </table:table-cell>
          <table:table-cell office:value-type="float" office:value="0.17">
            <text:p>0.17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71]; LEN([.C71])-1))" office:value-type="float" office:value="4">
            <text:p>4</text:p>
          </table:table-cell>
          <table:table-cell office:value-type="float" office:value="0.17">
            <text:p>0.17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72]; LEN([.C72])-1))"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73]; LEN([.C73])-1))"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74]; LEN([.C74])-1))" office:value-type="float" office:value="4">
            <text:p>4</text:p>
          </table:table-cell>
          <table:table-cell office:value-type="float" office:value="0.02">
            <text:p>0.02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75]; LEN([.C75])-1))"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76]; LEN([.C76])-1))"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77]; LEN([.C77])-1))" office:value-type="float" office:value="4">
            <text:p>4</text:p>
          </table:table-cell>
          <table:table-cell office:value-type="float" office:value="0.02">
            <text:p>0.02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table:formula="of:=VALUE(RIGHT([.C78]; LEN([.C78])-1))" office:value-type="float" office:value="4">
            <text:p>4</text:p>
          </table:table-cell>
          <table:table-cell office:value-type="float" office:value="0.03">
            <text:p>0.03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table:formula="of:=VALUE(RIGHT([.C79]; LEN([.C79])-1))" office:value-type="float" office:value="4">
            <text:p>4</text:p>
          </table:table-cell>
          <table:table-cell office:value-type="float" office:value="0.02">
            <text:p>0.02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table:formula="of:=VALUE(RIGHT([.C80]; LEN([.C80])-1))" office:value-type="float" office:value="4">
            <text:p>4</text:p>
          </table:table-cell>
          <table:table-cell office:value-type="float" office:value="0.02">
            <text:p>0.02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table:formula="of:=VALUE(RIGHT([.C81]; LEN([.C81])-1))" office:value-type="float" office:value="4">
            <text:p>4</text:p>
          </table:table-cell>
          <table:table-cell office:value-type="float" office:value="0.02">
            <text:p>0.02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42.metadata</text:p>
          </table:table-cell>
        </table:table-row>
        <table:table-row table:style-name="ro2">
          <table:table-cell table:formula="of:=VALUE(RIGHT([.C82]; LEN([.C82])-1))" office:value-type="float" office:value="5">
            <text:p>5</text:p>
          </table:table-cell>
          <table:table-cell office:value-type="float" office:value="8.31">
            <text:p>8.31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83]; LEN([.C83])-1))" office:value-type="float" office:value="5">
            <text:p>5</text:p>
          </table:table-cell>
          <table:table-cell office:value-type="float" office:value="6.02">
            <text:p>6.02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84]; LEN([.C84])-1))" office:value-type="float" office:value="5">
            <text:p>5</text:p>
          </table:table-cell>
          <table:table-cell office:value-type="float" office:value="6.23">
            <text:p>6.23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85]; LEN([.C85])-1))" office:value-type="float" office:value="5">
            <text:p>5</text:p>
          </table:table-cell>
          <table:table-cell office:value-type="float" office:value="6.15">
            <text:p>6.15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86]; LEN([.C86])-1))" office:value-type="float" office:value="5">
            <text:p>5</text:p>
          </table:table-cell>
          <table:table-cell office:value-type="float" office:value="6.25">
            <text:p>6.25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87]; LEN([.C87])-1))"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88]; LEN([.C88])-1))"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89]; LEN([.C89])-1))"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90]; LEN([.C90])-1))"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91]; LEN([.C91])-1))"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92]; LEN([.C92])-1))" office:value-type="float" office:value="5">
            <text:p>5</text:p>
          </table:table-cell>
          <table:table-cell office:value-type="float" office:value="0.02">
            <text:p>0.02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93]; LEN([.C93])-1))"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94]; LEN([.C94])-1))" office:value-type="float" office:value="5">
            <text:p>5</text:p>
          </table:table-cell>
          <table:table-cell office:value-type="float" office:value="0.02">
            <text:p>0.02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95]; LEN([.C95])-1))" office:value-type="float" office:value="5">
            <text:p>5</text:p>
          </table:table-cell>
          <table:table-cell office:value-type="float" office:value="0.02">
            <text:p>0.02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96]; LEN([.C96])-1))"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97]; LEN([.C97])-1))"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98]; LEN([.C98])-1))"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99]; LEN([.C99])-1))"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00]; LEN([.C100])-1))"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01]; LEN([.C101])-1))" office:value-type="float" office:value="5">
            <text:p>5</text:p>
          </table:table-cell>
          <table:table-cell office:value-type="float" office:value="0.03">
            <text:p>0.03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02]; LEN([.C102])-1))" office:value-type="float" office:value="6">
            <text:p>6</text:p>
          </table:table-cell>
          <table:table-cell office:value-type="float" office:value="10.9">
            <text:p>10.9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03]; LEN([.C103])-1))" office:value-type="float" office:value="6">
            <text:p>6</text:p>
          </table:table-cell>
          <table:table-cell office:value-type="float" office:value="6.65">
            <text:p>6.65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04]; LEN([.C104])-1))" office:value-type="float" office:value="6">
            <text:p>6</text:p>
          </table:table-cell>
          <table:table-cell office:value-type="float" office:value="6.59">
            <text:p>6.59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05]; LEN([.C105])-1))" office:value-type="float" office:value="6">
            <text:p>6</text:p>
          </table:table-cell>
          <table:table-cell office:value-type="float" office:value="6.66">
            <text:p>6.66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06]; LEN([.C106])-1))"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07]; LEN([.C107])-1))" office:value-type="float" office:value="6">
            <text:p>6</text:p>
          </table:table-cell>
          <table:table-cell office:value-type="float" office:value="0.76">
            <text:p>0.76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08]; LEN([.C108])-1))"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09]; LEN([.C109])-1))" office:value-type="float" office:value="6">
            <text:p>6</text:p>
          </table:table-cell>
          <table:table-cell office:value-type="float" office:value="0.76">
            <text:p>0.76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10]; LEN([.C110])-1))" office:value-type="float" office:value="6">
            <text:p>6</text:p>
          </table:table-cell>
          <table:table-cell office:value-type="float" office:value="0.75">
            <text:p>0.75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11]; LEN([.C111])-1))" office:value-type="float" office:value="6">
            <text:p>6</text:p>
          </table:table-cell>
          <table:table-cell office:value-type="float" office:value="0.74">
            <text:p>0.74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12]; LEN([.C112])-1))"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13]; LEN([.C113])-1))" office:value-type="float" office:value="6">
            <text:p>6</text:p>
          </table:table-cell>
          <table:table-cell office:value-type="float" office:value="0.03">
            <text:p>0.03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14]; LEN([.C114])-1))"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15]; LEN([.C115])-1))" office:value-type="float" office:value="6">
            <text:p>6</text:p>
          </table:table-cell>
          <table:table-cell office:value-type="float" office:value="0.03">
            <text:p>0.03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16]; LEN([.C116])-1))" office:value-type="float" office:value="6">
            <text:p>6</text:p>
          </table:table-cell>
          <table:table-cell office:value-type="float" office:value="0.02">
            <text:p>0.02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17]; LEN([.C117])-1))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18]; LEN([.C118])-1))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19]; LEN([.C119])-1))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20]; LEN([.C120])-1))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21]; LEN([.C121])-1))"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office:value-type="string">
            <text:p>identifier=oai-union.ndltd.org-TW--090NCTU0435090.metadata</text:p>
          </table:table-cell>
        </table:table-row>
        <table:table-row table:style-name="ro2">
          <table:table-cell table:formula="of:=VALUE(RIGHT([.C122]; LEN([.C122])-1))" office:value-type="float" office:value="7">
            <text:p>7</text:p>
          </table:table-cell>
          <table:table-cell office:value-type="float" office:value="9.44">
            <text:p>9.44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23]; LEN([.C123])-1))" office:value-type="float" office:value="7">
            <text:p>7</text:p>
          </table:table-cell>
          <table:table-cell office:value-type="float" office:value="7.03">
            <text:p>7.03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24]; LEN([.C124])-1))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25]; LEN([.C125])-1))" office:value-type="float" office:value="7">
            <text:p>7</text:p>
          </table:table-cell>
          <table:table-cell office:value-type="float" office:value="6.93">
            <text:p>6.93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26]; LEN([.C126])-1))" office:value-type="float" office:value="7">
            <text:p>7</text:p>
          </table:table-cell>
          <table:table-cell office:value-type="float" office:value="7.01">
            <text:p>7.01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27]; LEN([.C127])-1))"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28]; LEN([.C128])-1))"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29]; LEN([.C129])-1))"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30]; LEN([.C130])-1))" office:value-type="float" office:value="7">
            <text:p>7</text:p>
          </table:table-cell>
          <table:table-cell office:value-type="float" office:value="1.53">
            <text:p>1.53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31]; LEN([.C131])-1))" office:value-type="float" office:value="7">
            <text:p>7</text:p>
          </table:table-cell>
          <table:table-cell office:value-type="float" office:value="1.53">
            <text:p>1.53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32]; LEN([.C132])-1))"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3]; LEN([.C133])-1))"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4]; LEN([.C134])-1))"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5]; LEN([.C135])-1))" office:value-type="float" office:value="7">
            <text:p>7</text:p>
          </table:table-cell>
          <table:table-cell office:value-type="float" office:value="0.03">
            <text:p>0.03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6]; LEN([.C136])-1))"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37]; LEN([.C137])-1))"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table:formula="of:=VALUE(RIGHT([.C138]; LEN([.C138])-1))" office:value-type="float" office:value="7">
            <text:p>7</text:p>
          </table:table-cell>
          <table:table-cell office:value-type="float" office:value="0.09">
            <text:p>0.09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table:formula="of:=VALUE(RIGHT([.C139]; LEN([.C139])-1))"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table:formula="of:=VALUE(RIGHT([.C140]; LEN([.C140])-1))" office:value-type="float" office:value="7">
            <text:p>7</text:p>
          </table:table-cell>
          <table:table-cell office:value-type="float" office:value="0.09">
            <text:p>0.09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table:formula="of:=VALUE(RIGHT([.C141]; LEN([.C141])-1))" office:value-type="float" office:value="7">
            <text:p>7</text:p>
          </table:table-cell>
          <table:table-cell office:value-type="float" office:value="0.08">
            <text:p>0.08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dissertations-4743.metadata</text:p>
          </table:table-cell>
        </table:table-row>
        <table:table-row table:style-name="ro2">
          <table:table-cell table:formula="of:=VALUE(RIGHT([.C142]; LEN([.C142])-1))" office:value-type="float" office:value="8">
            <text:p>8</text:p>
          </table:table-cell>
          <table:table-cell office:value-type="float" office:value="12.52">
            <text:p>12.52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43]; LEN([.C143])-1))" office:value-type="float" office:value="8">
            <text:p>8</text:p>
          </table:table-cell>
          <table:table-cell office:value-type="float" office:value="8.59">
            <text:p>8.59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44]; LEN([.C144])-1))" office:value-type="float" office:value="8">
            <text:p>8</text:p>
          </table:table-cell>
          <table:table-cell office:value-type="float" office:value="8.56">
            <text:p>8.56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45]; LEN([.C145])-1))" office:value-type="float" office:value="8">
            <text:p>8</text:p>
          </table:table-cell>
          <table:table-cell office:value-type="float" office:value="8.7">
            <text:p>8.7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46]; LEN([.C146])-1))" office:value-type="float" office:value="8">
            <text:p>8</text:p>
          </table:table-cell>
          <table:table-cell office:value-type="float" office:value="8.58">
            <text:p>8.58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47]; LEN([.C147])-1))" office:value-type="float" office:value="8">
            <text:p>8</text:p>
          </table:table-cell>
          <table:table-cell office:value-type="float" office:value="3.07">
            <text:p>3.07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48]; LEN([.C148])-1))" office:value-type="float" office:value="8">
            <text:p>8</text:p>
          </table:table-cell>
          <table:table-cell office:value-type="float" office:value="3.08">
            <text:p>3.08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49]; LEN([.C149])-1))" office:value-type="float" office:value="8">
            <text:p>8</text:p>
          </table:table-cell>
          <table:table-cell office:value-type="float" office:value="3.09">
            <text:p>3.09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50]; LEN([.C150])-1))" office:value-type="float" office:value="8">
            <text:p>8</text:p>
          </table:table-cell>
          <table:table-cell office:value-type="float" office:value="3.07">
            <text:p>3.07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51]; LEN([.C151])-1))" office:value-type="float" office:value="8">
            <text:p>8</text:p>
          </table:table-cell>
          <table:table-cell office:value-type="float" office:value="3.09">
            <text:p>3.09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52]; LEN([.C152])-1))"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3]; LEN([.C153])-1))" office:value-type="float" office:value="8">
            <text:p>8</text:p>
          </table:table-cell>
          <table:table-cell office:value-type="float" office:value="0.07">
            <text:p>0.07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4]; LEN([.C154])-1))"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5]; LEN([.C155])-1))" office:value-type="float" office:value="8">
            <text:p>8</text:p>
          </table:table-cell>
          <table:table-cell office:value-type="float" office:value="0.07">
            <text:p>0.07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6]; LEN([.C156])-1))"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57]; LEN([.C157])-1))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table:formula="of:=VALUE(RIGHT([.C158]; LEN([.C158])-1))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table:formula="of:=VALUE(RIGHT([.C159]; LEN([.C159])-1))" office:value-type="float" office:value="8">
            <text:p>8</text:p>
          </table:table-cell>
          <table:table-cell office:value-type="float" office:value="0.16">
            <text:p>0.16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table:formula="of:=VALUE(RIGHT([.C160]; LEN([.C160])-1))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table:formula="of:=VALUE(RIGHT([.C161]; LEN([.C161])-1))" office:value-type="float" office:value="8">
            <text:p>8</text:p>
          </table:table-cell>
          <table:table-cell office:value-type="float" office:value="0.15">
            <text:p>0.15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office:value-type="string">
            <text:p>identifier=oai-union.ndltd.org-UMASS--oai-scholarworks.umass.edu-theses-1790.metadata</text:p>
          </table:table-cell>
        </table:table-row>
        <table:table-row table:style-name="ro2">
          <table:table-cell table:formula="of:=VALUE(RIGHT([.C162]; LEN([.C162])-1))" office:value-type="float" office:value="9">
            <text:p>9</text:p>
          </table:table-cell>
          <table:table-cell office:value-type="float" office:value="16.42">
            <text:p>16.42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63]; LEN([.C163])-1))" office:value-type="float" office:value="9">
            <text:p>9</text:p>
          </table:table-cell>
          <table:table-cell office:value-type="float" office:value="11.76">
            <text:p>11.76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64]; LEN([.C164])-1))" office:value-type="float" office:value="9">
            <text:p>9</text:p>
          </table:table-cell>
          <table:table-cell office:value-type="float" office:value="12.02">
            <text:p>12.02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65]; LEN([.C165])-1))" office:value-type="float" office:value="9">
            <text:p>9</text:p>
          </table:table-cell>
          <table:table-cell office:value-type="float" office:value="11.94">
            <text:p>11.94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66]; LEN([.C166])-1))" office:value-type="float" office:value="9">
            <text:p>9</text:p>
          </table:table-cell>
          <table:table-cell office:value-type="float" office:value="12.07">
            <text:p>12.07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67]; LEN([.C167])-1))" office:value-type="float" office:value="9">
            <text:p>9</text:p>
          </table:table-cell>
          <table:table-cell office:value-type="float" office:value="6.34">
            <text:p>6.34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68]; LEN([.C168])-1))" office:value-type="float" office:value="9">
            <text:p>9</text:p>
          </table:table-cell>
          <table:table-cell office:value-type="float" office:value="6.34">
            <text:p>6.34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69]; LEN([.C169])-1))" office:value-type="float" office:value="9">
            <text:p>9</text:p>
          </table:table-cell>
          <table:table-cell office:value-type="float" office:value="6.31">
            <text:p>6.31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70]; LEN([.C170])-1))" office:value-type="float" office:value="9">
            <text:p>9</text:p>
          </table:table-cell>
          <table:table-cell office:value-type="float" office:value="6.42">
            <text:p>6.42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71]; LEN([.C171])-1))" office:value-type="float" office:value="9">
            <text:p>9</text:p>
          </table:table-cell>
          <table:table-cell office:value-type="float" office:value="6.35">
            <text:p>6.35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72]; LEN([.C172])-1))"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3]; LEN([.C173])-1))"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4]; LEN([.C174])-1))"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5]; LEN([.C175])-1))" office:value-type="float" office:value="9">
            <text:p>9</text:p>
          </table:table-cell>
          <table:table-cell office:value-type="float" office:value="0.12">
            <text:p>0.12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6]; LEN([.C176])-1))" office:value-type="float" office:value="9">
            <text:p>9</text:p>
          </table:table-cell>
          <table:table-cell office:value-type="float" office:value="0.13">
            <text:p>0.13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77]; LEN([.C177])-1))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table:formula="of:=VALUE(RIGHT([.C178]; LEN([.C178])-1))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table:formula="of:=VALUE(RIGHT([.C179]; LEN([.C179])-1))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table:formula="of:=VALUE(RIGHT([.C180]; LEN([.C180])-1))" office:value-type="float" office:value="9">
            <text:p>9</text:p>
          </table:table-cell>
          <table:table-cell office:value-type="float" office:value="0.29">
            <text:p>0.29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table:formula="of:=VALUE(RIGHT([.C181]; LEN([.C181])-1))" office:value-type="float" office:value="9">
            <text:p>9</text:p>
          </table:table-cell>
          <table:table-cell office:value-type="float" office:value="0.3">
            <text:p>0.3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office:value-type="string">
            <text:p>identifier=oai-union.ndltd.org-MONTANA--oai-etd.lib.umt.edu-etd-05272008-134949.metadata</text:p>
          </table:table-cell>
        </table:table-row>
        <table:table-row table:style-name="ro2">
          <table:table-cell table:formula="of:=VALUE(RIGHT([.C182]; LEN([.C182])-1))" office:value-type="float" office:value="10">
            <text:p>10</text:p>
          </table:table-cell>
          <table:table-cell office:value-type="float" office:value="20.72">
            <text:p>20.72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83]; LEN([.C183])-1))" office:value-type="float" office:value="10">
            <text:p>10</text:p>
          </table:table-cell>
          <table:table-cell office:value-type="float" office:value="18.99">
            <text:p>18.99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84]; LEN([.C184])-1))" office:value-type="float" office:value="10">
            <text:p>10</text:p>
          </table:table-cell>
          <table:table-cell office:value-type="float" office:value="19.02">
            <text:p>19.02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85]; LEN([.C185])-1))" office:value-type="float" office:value="10">
            <text:p>10</text:p>
          </table:table-cell>
          <table:table-cell office:value-type="float" office:value="19.27">
            <text:p>19.27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86]; LEN([.C186])-1))" office:value-type="float" office:value="10">
            <text:p>10</text:p>
          </table:table-cell>
          <table:table-cell office:value-type="float" office:value="19.27">
            <text:p>19.27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187]; LEN([.C187])-1))" office:value-type="float" office:value="10">
            <text:p>10</text:p>
          </table:table-cell>
          <table:table-cell office:value-type="float" office:value="13.37">
            <text:p>13.37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88]; LEN([.C188])-1))" office:value-type="float" office:value="10">
            <text:p>10</text:p>
          </table:table-cell>
          <table:table-cell office:value-type="float" office:value="13.57">
            <text:p>13.57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89]; LEN([.C189])-1))" office:value-type="float" office:value="10">
            <text:p>10</text:p>
          </table:table-cell>
          <table:table-cell office:value-type="float" office:value="13.5">
            <text:p>13.5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90]; LEN([.C190])-1))" office:value-type="float" office:value="10">
            <text:p>10</text:p>
          </table:table-cell>
          <table:table-cell office:value-type="float" office:value="13.73">
            <text:p>13.73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91]; LEN([.C191])-1))" office:value-type="float" office:value="10">
            <text:p>10</text:p>
          </table:table-cell>
          <table:table-cell office:value-type="float" office:value="13.52">
            <text:p>13.52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192]; LEN([.C192])-1))" office:value-type="float" office:value="10">
            <text:p>10</text:p>
          </table:table-cell>
          <table:table-cell office:value-type="float" office:value="0.24">
            <text:p>0.24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93]; LEN([.C193])-1))" office:value-type="float" office:value="10">
            <text:p>10</text:p>
          </table:table-cell>
          <table:table-cell office:value-type="float" office:value="0.24">
            <text:p>0.24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94]; LEN([.C194])-1))" office:value-type="float" office:value="10">
            <text:p>10</text:p>
          </table:table-cell>
          <table:table-cell office:value-type="float" office:value="0.23">
            <text:p>0.23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95]; LEN([.C195])-1))" office:value-type="float" office:value="10">
            <text:p>10</text:p>
          </table:table-cell>
          <table:table-cell office:value-type="float" office:value="0.24">
            <text:p>0.24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96]; LEN([.C196])-1))" office:value-type="float" office:value="10">
            <text:p>10</text:p>
          </table:table-cell>
          <table:table-cell office:value-type="float" office:value="0.24">
            <text:p>0.24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197]; LEN([.C197])-1))" office:value-type="float" office:value="10">
            <text:p>10</text:p>
          </table:table-cell>
          <table:table-cell office:value-type="float" office:value="0.58">
            <text:p>0.58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198]; LEN([.C198])-1))"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199]; LEN([.C199])-1))" office:value-type="float" office:value="10">
            <text:p>10</text:p>
          </table:table-cell>
          <table:table-cell office:value-type="float" office:value="0.58">
            <text:p>0.58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00]; LEN([.C200])-1))"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01]; LEN([.C201])-1))" office:value-type="float" office:value="10">
            <text:p>10</text:p>
          </table:table-cell>
          <table:table-cell office:value-type="float" office:value="0.58">
            <text:p>0.58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02]; LEN([.C202])-1))" office:value-type="float" office:value="11">
            <text:p>11</text:p>
          </table:table-cell>
          <table:table-cell office:value-type="float" office:value="37.57">
            <text:p>37.57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03]; LEN([.C203])-1))" office:value-type="float" office:value="11">
            <text:p>11</text:p>
          </table:table-cell>
          <table:table-cell office:value-type="float" office:value="33.7">
            <text:p>33.7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04]; LEN([.C204])-1))" office:value-type="float" office:value="11">
            <text:p>11</text:p>
          </table:table-cell>
          <table:table-cell office:value-type="float" office:value="34.42">
            <text:p>34.42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05]; LEN([.C205])-1))" office:value-type="float" office:value="11">
            <text:p>11</text:p>
          </table:table-cell>
          <table:table-cell office:value-type="float" office:value="34.53">
            <text:p>34.53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06]; LEN([.C206])-1))" office:value-type="float" office:value="11">
            <text:p>11</text:p>
          </table:table-cell>
          <table:table-cell office:value-type="float" office:value="35.39">
            <text:p>35.39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07]; LEN([.C207])-1))" office:value-type="float" office:value="11">
            <text:p>11</text:p>
          </table:table-cell>
          <table:table-cell office:value-type="float" office:value="28.87">
            <text:p>28.87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08]; LEN([.C208])-1))" office:value-type="float" office:value="11">
            <text:p>11</text:p>
          </table:table-cell>
          <table:table-cell office:value-type="float" office:value="29.42">
            <text:p>29.42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09]; LEN([.C209])-1))" office:value-type="float" office:value="11">
            <text:p>11</text:p>
          </table:table-cell>
          <table:table-cell office:value-type="float" office:value="28.68">
            <text:p>28.68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10]; LEN([.C210])-1))" office:value-type="float" office:value="11">
            <text:p>11</text:p>
          </table:table-cell>
          <table:table-cell office:value-type="float" office:value="29.22">
            <text:p>29.22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11]; LEN([.C211])-1))" office:value-type="float" office:value="11">
            <text:p>11</text:p>
          </table:table-cell>
          <table:table-cell office:value-type="float" office:value="29.53">
            <text:p>29.53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12]; LEN([.C212])-1))" office:value-type="float" office:value="11">
            <text:p>11</text:p>
          </table:table-cell>
          <table:table-cell office:value-type="float" office:value="0.48">
            <text:p>0.48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13]; LEN([.C213])-1))" office:value-type="float" office:value="11">
            <text:p>11</text:p>
          </table:table-cell>
          <table:table-cell office:value-type="float" office:value="0.46">
            <text:p>0.46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14]; LEN([.C214])-1))" office:value-type="float" office:value="11">
            <text:p>11</text:p>
          </table:table-cell>
          <table:table-cell office:value-type="float" office:value="0.47">
            <text:p>0.47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15]; LEN([.C215])-1))" office:value-type="float" office:value="11">
            <text:p>11</text:p>
          </table:table-cell>
          <table:table-cell office:value-type="float" office:value="0.47">
            <text:p>0.47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16]; LEN([.C216])-1))" office:value-type="float" office:value="11">
            <text:p>11</text:p>
          </table:table-cell>
          <table:table-cell office:value-type="float" office:value="0.48">
            <text:p>0.48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17]; LEN([.C217])-1))" office:value-type="float" office:value="11">
            <text:p>11</text:p>
          </table:table-cell>
          <table:table-cell office:value-type="float" office:value="1.18">
            <text:p>1.18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18]; LEN([.C218])-1))" office:value-type="float" office:value="11">
            <text:p>11</text:p>
          </table:table-cell>
          <table:table-cell office:value-type="float" office:value="1.17">
            <text:p>1.17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19]; LEN([.C219])-1))" office:value-type="float" office:value="11">
            <text:p>11</text:p>
          </table:table-cell>
          <table:table-cell office:value-type="float" office:value="1.17">
            <text:p>1.17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20]; LEN([.C220])-1))" office:value-type="float" office:value="11">
            <text:p>11</text:p>
          </table:table-cell>
          <table:table-cell office:value-type="float" office:value="1.18">
            <text:p>1.18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21]; LEN([.C221])-1))" office:value-type="float" office:value="11">
            <text:p>11</text:p>
          </table:table-cell>
          <table:table-cell office:value-type="float" office:value="1.16">
            <text:p>1.16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office:value-type="string">
            <text:p>identifier=oai-union.ndltd.org-UHAWAII--oai-scholarspace.manoa.hawaii.edu-10125--10382.metadata</text:p>
          </table:table-cell>
        </table:table-row>
        <table:table-row table:style-name="ro2">
          <table:table-cell table:formula="of:=VALUE(RIGHT([.C222]; LEN([.C222])-1))" office:value-type="float" office:value="12">
            <text:p>12</text:p>
          </table:table-cell>
          <table:table-cell office:value-type="float" office:value="75.29">
            <text:p>75.29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23]; LEN([.C223])-1))" office:value-type="float" office:value="12">
            <text:p>12</text:p>
          </table:table-cell>
          <table:table-cell office:value-type="float" office:value="65.19">
            <text:p>65.19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24]; LEN([.C224])-1))" office:value-type="float" office:value="12">
            <text:p>12</text:p>
          </table:table-cell>
          <table:table-cell office:value-type="float" office:value="69.29">
            <text:p>69.29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25]; LEN([.C225])-1))" office:value-type="float" office:value="12">
            <text:p>12</text:p>
          </table:table-cell>
          <table:table-cell office:value-type="float" office:value="69.43">
            <text:p>69.43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26]; LEN([.C226])-1))" office:value-type="float" office:value="12">
            <text:p>12</text:p>
          </table:table-cell>
          <table:table-cell office:value-type="float" office:value="69.83">
            <text:p>69.83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27]; LEN([.C227])-1))" office:value-type="float" office:value="12">
            <text:p>12</text:p>
          </table:table-cell>
          <table:table-cell office:value-type="float" office:value="61.8">
            <text:p>61.8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28]; LEN([.C228])-1))" office:value-type="float" office:value="12">
            <text:p>12</text:p>
          </table:table-cell>
          <table:table-cell office:value-type="float" office:value="63.95">
            <text:p>63.95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29]; LEN([.C229])-1))" office:value-type="float" office:value="12">
            <text:p>12</text:p>
          </table:table-cell>
          <table:table-cell office:value-type="float" office:value="64.2">
            <text:p>64.2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30]; LEN([.C230])-1))" office:value-type="float" office:value="12">
            <text:p>12</text:p>
          </table:table-cell>
          <table:table-cell office:value-type="float" office:value="66.32">
            <text:p>66.32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31]; LEN([.C231])-1))" office:value-type="float" office:value="12">
            <text:p>12</text:p>
          </table:table-cell>
          <table:table-cell office:value-type="float" office:value="67.69">
            <text:p>67.69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32]; LEN([.C232])-1))" office:value-type="float" office:value="12">
            <text:p>12</text:p>
          </table:table-cell>
          <table:table-cell office:value-type="float" office:value="0.98">
            <text:p>0.98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33]; LEN([.C233])-1))" office:value-type="float" office:value="12">
            <text:p>12</text:p>
          </table:table-cell>
          <table:table-cell office:value-type="float" office:value="0.98">
            <text:p>0.98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34]; LEN([.C234])-1))" office:value-type="float" office:value="12">
            <text:p>12</text:p>
          </table:table-cell>
          <table:table-cell office:value-type="float" office:value="0.97">
            <text:p>0.97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35]; LEN([.C235])-1))" office:value-type="float" office:value="12">
            <text:p>12</text:p>
          </table:table-cell>
          <table:table-cell office:value-type="float" office:value="0.96">
            <text:p>0.96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36]; LEN([.C236])-1))" office:value-type="float" office:value="12">
            <text:p>12</text:p>
          </table:table-cell>
          <table:table-cell office:value-type="float" office:value="0.97">
            <text:p>0.97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37]; LEN([.C237])-1))" office:value-type="float" office:value="12">
            <text:p>12</text:p>
          </table:table-cell>
          <table:table-cell office:value-type="float" office:value="2.42">
            <text:p>2.42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38]; LEN([.C238])-1))" office:value-type="float" office:value="12">
            <text:p>12</text:p>
          </table:table-cell>
          <table:table-cell office:value-type="float" office:value="2.39">
            <text:p>2.39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39]; LEN([.C239])-1))" office:value-type="float" office:value="12">
            <text:p>12</text:p>
          </table:table-cell>
          <table:table-cell office:value-type="float" office:value="2.41">
            <text:p>2.41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40]; LEN([.C240])-1))" office:value-type="float" office:value="12">
            <text:p>12</text:p>
          </table:table-cell>
          <table:table-cell office:value-type="float" office:value="2.39">
            <text:p>2.39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41]; LEN([.C241])-1))" office:value-type="float" office:value="12">
            <text:p>12</text:p>
          </table:table-cell>
          <table:table-cell office:value-type="float" office:value="2.4">
            <text:p>2.4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42]; LEN([.C242])-1))" office:value-type="float" office:value="13">
            <text:p>13</text:p>
          </table:table-cell>
          <table:table-cell office:value-type="float" office:value="167.24">
            <text:p>167.24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3]; LEN([.C243])-1))" office:value-type="float" office:value="13">
            <text:p>13</text:p>
          </table:table-cell>
          <table:table-cell office:value-type="float" office:value="139.57">
            <text:p>139.57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4]; LEN([.C244])-1))" office:value-type="float" office:value="13">
            <text:p>13</text:p>
          </table:table-cell>
          <table:table-cell office:value-type="float" office:value="144.18">
            <text:p>144.18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5]; LEN([.C245])-1))" office:value-type="float" office:value="13">
            <text:p>13</text:p>
          </table:table-cell>
          <table:table-cell office:value-type="float" office:value="145.08">
            <text:p>145.08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6]; LEN([.C246])-1))" office:value-type="float" office:value="13">
            <text:p>13</text:p>
          </table:table-cell>
          <table:table-cell office:value-type="float" office:value="152.24">
            <text:p>152.24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47]; LEN([.C247])-1))" office:value-type="float" office:value="13">
            <text:p>13</text:p>
          </table:table-cell>
          <table:table-cell office:value-type="float" office:value="138.39">
            <text:p>138.39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48]; LEN([.C248])-1))" office:value-type="float" office:value="13">
            <text:p>13</text:p>
          </table:table-cell>
          <table:table-cell office:value-type="float" office:value="142.85">
            <text:p>142.85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49]; LEN([.C249])-1))" office:value-type="float" office:value="13">
            <text:p>13</text:p>
          </table:table-cell>
          <table:table-cell office:value-type="float" office:value="139.98">
            <text:p>139.98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50]; LEN([.C250])-1))" office:value-type="float" office:value="13">
            <text:p>13</text:p>
          </table:table-cell>
          <table:table-cell office:value-type="float" office:value="146.35">
            <text:p>146.35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51]; LEN([.C251])-1))" office:value-type="float" office:value="13">
            <text:p>13</text:p>
          </table:table-cell>
          <table:table-cell office:value-type="float" office:value="143.54">
            <text:p>143.54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52]; LEN([.C252])-1))" office:value-type="float" office:value="13">
            <text:p>13</text:p>
          </table:table-cell>
          <table:table-cell office:value-type="float" office:value="1.99">
            <text:p>1.99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53]; LEN([.C253])-1))" office:value-type="float" office:value="13">
            <text:p>13</text:p>
          </table:table-cell>
          <table:table-cell office:value-type="float" office:value="1.99">
            <text:p>1.99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54]; LEN([.C254])-1))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55]; LEN([.C255])-1))" office:value-type="float" office:value="13">
            <text:p>13</text:p>
          </table:table-cell>
          <table:table-cell office:value-type="float" office:value="1.98">
            <text:p>1.98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56]; LEN([.C256])-1))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57]; LEN([.C257])-1))" office:value-type="float" office:value="13">
            <text:p>13</text:p>
          </table:table-cell>
          <table:table-cell office:value-type="float" office:value="4.83">
            <text:p>4.83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58]; LEN([.C258])-1))" office:value-type="float" office:value="13">
            <text:p>13</text:p>
          </table:table-cell>
          <table:table-cell office:value-type="float" office:value="4.86">
            <text:p>4.86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59]; LEN([.C259])-1))" office:value-type="float" office:value="13">
            <text:p>13</text:p>
          </table:table-cell>
          <table:table-cell office:value-type="float" office:value="4.85">
            <text:p>4.85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60]; LEN([.C260])-1))" office:value-type="float" office:value="13">
            <text:p>13</text:p>
          </table:table-cell>
          <table:table-cell office:value-type="float" office:value="4.85">
            <text:p>4.85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61]; LEN([.C261])-1))" office:value-type="float" office:value="13">
            <text:p>13</text:p>
          </table:table-cell>
          <table:table-cell office:value-type="float" office:value="4.87">
            <text:p>4.87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office:value-type="string">
            <text:p>identifier=oai-union.ndltd.org-TDX_URL--oai-www.tdx.cat-10803--9200.metadata</text:p>
          </table:table-cell>
        </table:table-row>
        <table:table-row table:style-name="ro2">
          <table:table-cell table:formula="of:=VALUE(RIGHT([.C262]; LEN([.C262])-1))" office:value-type="float" office:value="14">
            <text:p>14</text:p>
          </table:table-cell>
          <table:table-cell office:value-type="float" office:value="433.91">
            <text:p>433.91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3]; LEN([.C263])-1))" office:value-type="float" office:value="14">
            <text:p>14</text:p>
          </table:table-cell>
          <table:table-cell office:value-type="float" office:value="415.26">
            <text:p>415.26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4]; LEN([.C264])-1))" office:value-type="float" office:value="14">
            <text:p>14</text:p>
          </table:table-cell>
          <table:table-cell office:value-type="float" office:value="412.57">
            <text:p>412.57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5]; LEN([.C265])-1))" office:value-type="float" office:value="14">
            <text:p>14</text:p>
          </table:table-cell>
          <table:table-cell office:value-type="float" office:value="409.31">
            <text:p>409.31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6]; LEN([.C266])-1))" office:value-type="float" office:value="14">
            <text:p>14</text:p>
          </table:table-cell>
          <table:table-cell office:value-type="float" office:value="415.21">
            <text:p>415.21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67]; LEN([.C267])-1))" office:value-type="float" office:value="14">
            <text:p>14</text:p>
          </table:table-cell>
          <table:table-cell office:value-type="float" office:value="407.67">
            <text:p>407.67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68]; LEN([.C268])-1))" office:value-type="float" office:value="14">
            <text:p>14</text:p>
          </table:table-cell>
          <table:table-cell office:value-type="float" office:value="402.47">
            <text:p>402.47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69]; LEN([.C269])-1))" office:value-type="float" office:value="14">
            <text:p>14</text:p>
          </table:table-cell>
          <table:table-cell office:value-type="float" office:value="413.76">
            <text:p>413.76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70]; LEN([.C270])-1))" office:value-type="float" office:value="14">
            <text:p>14</text:p>
          </table:table-cell>
          <table:table-cell office:value-type="float" office:value="428.87">
            <text:p>428.87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71]; LEN([.C271])-1))" office:value-type="float" office:value="14">
            <text:p>14</text:p>
          </table:table-cell>
          <table:table-cell office:value-type="float" office:value="427.37">
            <text:p>427.37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72]; LEN([.C272])-1))" office:value-type="float" office:value="14">
            <text:p>14</text:p>
          </table:table-cell>
          <table:table-cell office:value-type="float" office:value="47.17">
            <text:p>47.17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73]; LEN([.C273])-1))" office:value-type="float" office:value="14">
            <text:p>14</text:p>
          </table:table-cell>
          <table:table-cell office:value-type="float" office:value="48.06">
            <text:p>48.06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74]; LEN([.C274])-1))" office:value-type="float" office:value="14">
            <text:p>14</text:p>
          </table:table-cell>
          <table:table-cell office:value-type="float" office:value="43.92">
            <text:p>43.92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75]; LEN([.C275])-1))" office:value-type="float" office:value="14">
            <text:p>14</text:p>
          </table:table-cell>
          <table:table-cell office:value-type="float" office:value="49.79">
            <text:p>49.79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76]; LEN([.C276])-1))" office:value-type="float" office:value="14">
            <text:p>14</text:p>
          </table:table-cell>
          <table:table-cell office:value-type="float" office:value="46.68">
            <text:p>46.68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77]; LEN([.C277])-1))" office:value-type="float" office:value="14">
            <text:p>14</text:p>
          </table:table-cell>
          <table:table-cell office:value-type="float" office:value="52.41">
            <text:p>52.41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78]; LEN([.C278])-1))" office:value-type="float" office:value="14">
            <text:p>14</text:p>
          </table:table-cell>
          <table:table-cell office:value-type="float" office:value="49.18">
            <text:p>49.18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79]; LEN([.C279])-1))" office:value-type="float" office:value="14">
            <text:p>14</text:p>
          </table:table-cell>
          <table:table-cell office:value-type="float" office:value="52.67">
            <text:p>52.67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80]; LEN([.C280])-1))" office:value-type="float" office:value="14">
            <text:p>14</text:p>
          </table:table-cell>
          <table:table-cell office:value-type="float" office:value="50.1">
            <text:p>50.1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81]; LEN([.C281])-1))" office:value-type="float" office:value="14">
            <text:p>14</text:p>
          </table:table-cell>
          <table:table-cell office:value-type="float" office:value="52.95">
            <text:p>52.95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82]; LEN([.C282])-1))" office:value-type="float" office:value="15">
            <text:p>15</text:p>
          </table:table-cell>
          <table:table-cell office:value-type="float" office:value="1642.39">
            <text:p>1642.39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83]; LEN([.C283])-1))" office:value-type="float" office:value="15">
            <text:p>15</text:p>
          </table:table-cell>
          <table:table-cell office:value-type="float" office:value="1651.79">
            <text:p>1651.79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84]; LEN([.C284])-1))" office:value-type="float" office:value="15">
            <text:p>15</text:p>
          </table:table-cell>
          <table:table-cell office:value-type="float" office:value="1628.89">
            <text:p>1628.89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85]; LEN([.C285])-1))" office:value-type="float" office:value="15">
            <text:p>15</text:p>
          </table:table-cell>
          <table:table-cell office:value-type="float" office:value="1671.14">
            <text:p>1671.14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86]; LEN([.C286])-1))" office:value-type="float" office:value="15">
            <text:p>15</text:p>
          </table:table-cell>
          <table:table-cell office:value-type="float" office:value="1686.33">
            <text:p>1686.33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/>
        </table:table-row>
        <table:table-row table:style-name="ro2">
          <table:table-cell table:formula="of:=VALUE(RIGHT([.C287]; LEN([.C287])-1))" office:value-type="float" office:value="15">
            <text:p>15</text:p>
          </table:table-cell>
          <table:table-cell office:value-type="float" office:value="1682.04">
            <text:p>1682.04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88]; LEN([.C288])-1))" office:value-type="float" office:value="15">
            <text:p>15</text:p>
          </table:table-cell>
          <table:table-cell office:value-type="float" office:value="1753.19">
            <text:p>1753.19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89]; LEN([.C289])-1))" office:value-type="float" office:value="15">
            <text:p>15</text:p>
          </table:table-cell>
          <table:table-cell office:value-type="float" office:value="1622.84">
            <text:p>1622.84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90]; LEN([.C290])-1))" office:value-type="float" office:value="15">
            <text:p>15</text:p>
          </table:table-cell>
          <table:table-cell office:value-type="float" office:value="1738.88">
            <text:p>1738.88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91]; LEN([.C291])-1))" office:value-type="float" office:value="15">
            <text:p>15</text:p>
          </table:table-cell>
          <table:table-cell office:value-type="float" office:value="1727.2">
            <text:p>1727.2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/>
        </table:table-row>
        <table:table-row table:style-name="ro2">
          <table:table-cell table:formula="of:=VALUE(RIGHT([.C292]; LEN([.C292])-1))" office:value-type="float" office:value="15">
            <text:p>15</text:p>
          </table:table-cell>
          <table:table-cell office:value-type="float" office:value="471.88">
            <text:p>471.88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93]; LEN([.C293])-1))" office:value-type="float" office:value="15">
            <text:p>15</text:p>
          </table:table-cell>
          <table:table-cell office:value-type="float" office:value="468.43">
            <text:p>468.43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94]; LEN([.C294])-1))" office:value-type="float" office:value="15">
            <text:p>15</text:p>
          </table:table-cell>
          <table:table-cell office:value-type="float" office:value="510.25">
            <text:p>510.25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95]; LEN([.C295])-1))" office:value-type="float" office:value="15">
            <text:p>15</text:p>
          </table:table-cell>
          <table:table-cell office:value-type="float" office:value="447.21">
            <text:p>447.21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96]; LEN([.C296])-1))" office:value-type="float" office:value="15">
            <text:p>15</text:p>
          </table:table-cell>
          <table:table-cell office:value-type="float" office:value="449.08">
            <text:p>449.08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/>
        </table:table-row>
        <table:table-row table:style-name="ro2">
          <table:table-cell table:formula="of:=VALUE(RIGHT([.C297]; LEN([.C297])-1))" office:value-type="float" office:value="15">
            <text:p>15</text:p>
          </table:table-cell>
          <table:table-cell office:value-type="float" office:value="473.09">
            <text:p>473.09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98]; LEN([.C298])-1))" office:value-type="float" office:value="15">
            <text:p>15</text:p>
          </table:table-cell>
          <table:table-cell office:value-type="float" office:value="472.15">
            <text:p>472.15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299]; LEN([.C299])-1))" office:value-type="float" office:value="15">
            <text:p>15</text:p>
          </table:table-cell>
          <table:table-cell office:value-type="float" office:value="499.31">
            <text:p>499.31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300]; LEN([.C300])-1))" office:value-type="float" office:value="15">
            <text:p>15</text:p>
          </table:table-cell>
          <table:table-cell office:value-type="float" office:value="614.97">
            <text:p>614.97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2">
          <table:table-cell table:formula="of:=VALUE(RIGHT([.C301]; LEN([.C301])-1))" office:value-type="float" office:value="15">
            <text:p>15</text:p>
          </table:table-cell>
          <table:table-cell office:value-type="float" office:value="625.53">
            <text:p>625.53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office:value-type="string">
            <text:p>identifier=oai-union.ndltd.org-ADTP--255700.metadata</text:p>
          </table:table-cell>
        </table:table-row>
        <table:table-row table:style-name="ro1" table:number-rows-repeated="10482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Plot_1" table:style-name="ta1">
        <table:table-column table:style-name="co8" table:default-cell-style-name="ce3"/>
        <table:table-column table:style-name="co8" table:default-cell-style-name="ce7"/>
        <table:table-column table:style-name="co8" table:default-cell-style-name="ce11"/>
        <table:table-column table:style-name="co8" table:number-columns-repeated="2" table:default-cell-style-name="ce15"/>
        <table:table-column table:style-name="co8" table:default-cell-style-name="ce19"/>
        <table:table-row table:style-name="ro3" table:number-rows-repeated="2">
          <table:table-cell table:style-name="Default" table:number-columns-repeated="6"/>
        </table:table-row>
        <table:table-row table:style-name="ro3">
          <table:table-cell table:style-name="ce1" office:value-type="string">
            <text:p>Min - Seconds</text:p>
          </table:table-cell>
          <table:table-cell table:style-name="ce5"/>
          <table:table-cell table:style-name="ce9" office:value-type="string">
            <text:p>Verb</text:p>
          </table:table-cell>
          <table:table-cell table:style-name="ce13" table:number-columns-repeated="2"/>
          <table:table-cell table:style-name="ce17"/>
        </table:table-row>
        <table:table-row table:style-name="ro3">
          <table:table-cell table:style-name="ce2" office:value-type="string">
            <text:p>Number</text:p>
          </table:table-cell>
          <table:table-cell table:style-name="ce6" office:value-type="string">
            <text:p>Workload</text:p>
          </table:table-cell>
          <table:table-cell table:style-name="ce10" office:value-type="string">
            <text:p>GetRecord</text:p>
          </table:table-cell>
          <table:table-cell table:style-name="ce14" office:value-type="string">
            <text:p>ListIdentifiers</text:p>
          </table:table-cell>
          <table:table-cell table:style-name="ce14" office:value-type="string">
            <text:p>ListRecords</text:p>
          </table:table-cell>
          <table:table-cell table:style-name="ce18" office:value-type="string">
            <text:p>ListSet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.05">
            <text:p>1.05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2.16">
            <text:p>2.16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6">
            <text:p>0.16</text:p>
          </table:table-cell>
          <table:table-cell office:value-type="float" office:value="4.49">
            <text:p>4.49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0.03">
            <text:p>0.03</text:p>
          </table:table-cell>
          <table:table-cell office:value-type="float" office:value="0.38">
            <text:p>0.38</text:p>
          </table:table-cell>
          <table:table-cell office:value-type="float" office:value="6.02">
            <text:p>6.02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4">
            <text:p>0.74</text:p>
          </table:table-cell>
          <table:table-cell office:value-type="float" office:value="6.59">
            <text:p>6.59</text:p>
          </table:table-cell>
          <table:table-cell office:value-type="float" office:value="0.02">
            <text:p>0.02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2">
            <text:p>1.52</text:p>
          </table:table-cell>
          <table:table-cell office:value-type="float" office:value="6.93">
            <text:p>6.93</text:p>
          </table:table-cell>
          <table:table-cell office:value-type="float" office:value="0.03">
            <text:p>0.03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7">
            <text:p>3.07</text:p>
          </table:table-cell>
          <table:table-cell office:value-type="float" office:value="8.56">
            <text:p>8.56</text:p>
          </table:table-cell>
          <table:table-cell office:value-type="float" office:value="0.06">
            <text:p>0.06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0.29">
            <text:p>0.29</text:p>
          </table:table-cell>
          <table:table-cell office:value-type="float" office:value="6.31">
            <text:p>6.31</text:p>
          </table:table-cell>
          <table:table-cell office:value-type="float" office:value="11.76">
            <text:p>11.76</text:p>
          </table:table-cell>
          <table:table-cell office:value-type="float" office:value="0.12">
            <text:p>0.1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0.58">
            <text:p>0.58</text:p>
          </table:table-cell>
          <table:table-cell office:value-type="float" office:value="13.37">
            <text:p>13.37</text:p>
          </table:table-cell>
          <table:table-cell office:value-type="float" office:value="18.99">
            <text:p>18.99</text:p>
          </table:table-cell>
          <table:table-cell office:value-type="float" office:value="0.23">
            <text:p>0.2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.16">
            <text:p>1.16</text:p>
          </table:table-cell>
          <table:table-cell office:value-type="float" office:value="28.68">
            <text:p>28.68</text:p>
          </table:table-cell>
          <table:table-cell office:value-type="float" office:value="33.7">
            <text:p>33.7</text:p>
          </table:table-cell>
          <table:table-cell office:value-type="float" office:value="0.46">
            <text:p>0.4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.39">
            <text:p>2.39</text:p>
          </table:table-cell>
          <table:table-cell office:value-type="float" office:value="61.8">
            <text:p>61.8</text:p>
          </table:table-cell>
          <table:table-cell office:value-type="float" office:value="65.19">
            <text:p>65.19</text:p>
          </table:table-cell>
          <table:table-cell office:value-type="float" office:value="0.96">
            <text:p>0.96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.83">
            <text:p>4.83</text:p>
          </table:table-cell>
          <table:table-cell office:value-type="float" office:value="138.39">
            <text:p>138.39</text:p>
          </table:table-cell>
          <table:table-cell office:value-type="float" office:value="139.57">
            <text:p>139.57</text:p>
          </table:table-cell>
          <table:table-cell office:value-type="float" office:value="1.98">
            <text:p>1.9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49.18">
            <text:p>49.18</text:p>
          </table:table-cell>
          <table:table-cell office:value-type="float" office:value="402.47">
            <text:p>402.47</text:p>
          </table:table-cell>
          <table:table-cell office:value-type="float" office:value="409.31">
            <text:p>409.31</text:p>
          </table:table-cell>
          <table:table-cell office:value-type="float" office:value="43.92">
            <text:p>43.92</text:p>
          </table:table-cell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8" office:value-type="string">
            <text:p>w15</text:p>
          </table:table-cell>
          <table:table-cell table:style-name="ce12" office:value-type="float" office:value="472.15">
            <text:p>472.15</text:p>
          </table:table-cell>
          <table:table-cell table:style-name="ce16" office:value-type="float" office:value="1622.84">
            <text:p>1622.84</text:p>
          </table:table-cell>
          <table:table-cell table:style-name="ce16" office:value-type="float" office:value="1628.89">
            <text:p>1628.89</text:p>
          </table:table-cell>
          <table:table-cell table:style-name="ce20" office:value-type="float" office:value="447.21">
            <text:p>447.21</text:p>
          </table:table-cell>
        </table:table-row>
      </table:table>
      <table:table table:name="ggplot2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row table:style-name="ro2"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formula="of:=[.B2]*1000" office:value-type="float" office:value="0">
            <text:p>0</text:p>
          </table:table-cell>
          <table:table-cell table:formula="of:=[.C2]*1000" office:value-type="float" office:value="10">
            <text:p>10</text:p>
          </table:table-cell>
          <table:table-cell table:formula="of:=[.D2]*1000" office:value-type="float" office:value="10">
            <text:p>10</text:p>
          </table:table-cell>
          <table:table-cell table:formula="of:=[.E2]*1000" office:value-type="float" office:value="510">
            <text:p>510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string">
            <text:p>w2</text:p>
          </table:table-cell>
          <table:table-cell table:formula="of:=[.I2]*2" office:value-type="float" office:value="200">
            <text:p>200</text:p>
          </table:table-cell>
          <table:table-cell table:formula="of:=[.B3]*1000" office:value-type="float" office:value="10">
            <text:p>10</text:p>
          </table:table-cell>
          <table:table-cell table:formula="of:=[.C3]*1000" office:value-type="float" office:value="20">
            <text:p>20</text:p>
          </table:table-cell>
          <table:table-cell table:formula="of:=[.D3]*1000" office:value-type="float" office:value="10">
            <text:p>10</text:p>
          </table:table-cell>
          <table:table-cell table:formula="of:=[.E3]*1000" office:value-type="float" office:value="1050">
            <text:p>1050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  <table:table-cell table:number-columns-repeated="2"/>
          <table:table-cell office:value-type="string">
            <text:p>w3</text:p>
          </table:table-cell>
          <table:table-cell table:formula="of:=[.I3]*2" office:value-type="float" office:value="400">
            <text:p>400</text:p>
          </table:table-cell>
          <table:table-cell table:formula="of:=[.B4]*1000" office:value-type="float" office:value="10">
            <text:p>10</text:p>
          </table:table-cell>
          <table:table-cell table:formula="of:=[.C4]*1000" office:value-type="float" office:value="50">
            <text:p>50</text:p>
          </table:table-cell>
          <table:table-cell table:formula="of:=[.D4]*1000" office:value-type="float" office:value="20">
            <text:p>20</text:p>
          </table:table-cell>
          <table:table-cell table:formula="of:=[.E4]*1000" office:value-type="float" office:value="2160">
            <text:p>2160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0.01">
            <text:p>0.01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4.49">
            <text:p>4.49</text:p>
          </table:table-cell>
          <table:table-cell table:number-columns-repeated="2"/>
          <table:table-cell office:value-type="string">
            <text:p>w4</text:p>
          </table:table-cell>
          <table:table-cell table:formula="of:=[.I4]*2" office:value-type="float" office:value="800">
            <text:p>800</text:p>
          </table:table-cell>
          <table:table-cell table:formula="of:=[.B5]*1000" office:value-type="float" office:value="10">
            <text:p>10</text:p>
          </table:table-cell>
          <table:table-cell table:formula="of:=[.C5]*1000" office:value-type="float" office:value="160">
            <text:p>160</text:p>
          </table:table-cell>
          <table:table-cell table:formula="of:=[.D5]*1000" office:value-type="float" office:value="20">
            <text:p>20</text:p>
          </table:table-cell>
          <table:table-cell table:formula="of:=[.E5]*1000" office:value-type="float" office:value="4490">
            <text:p>4490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0.01">
            <text:p>0.01</text:p>
          </table:table-cell>
          <table:table-cell office:value-type="float" office:value="0.38">
            <text:p>0.38</text:p>
          </table:table-cell>
          <table:table-cell office:value-type="float" office:value="0.03">
            <text:p>0.03</text:p>
          </table:table-cell>
          <table:table-cell office:value-type="float" office:value="6.02">
            <text:p>6.02</text:p>
          </table:table-cell>
          <table:table-cell table:number-columns-repeated="2"/>
          <table:table-cell office:value-type="string">
            <text:p>w5</text:p>
          </table:table-cell>
          <table:table-cell table:formula="of:=[.I5]*2" office:value-type="float" office:value="1600">
            <text:p>1600</text:p>
          </table:table-cell>
          <table:table-cell table:formula="of:=[.B6]*1000" office:value-type="float" office:value="10">
            <text:p>10</text:p>
          </table:table-cell>
          <table:table-cell table:formula="of:=[.C6]*1000" office:value-type="float" office:value="380">
            <text:p>380</text:p>
          </table:table-cell>
          <table:table-cell table:formula="of:=[.D6]*1000" office:value-type="float" office:value="30">
            <text:p>30</text:p>
          </table:table-cell>
          <table:table-cell table:formula="of:=[.E6]*1000" office:value-type="float" office:value="6020">
            <text:p>6020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0.02">
            <text:p>0.02</text:p>
          </table:table-cell>
          <table:table-cell office:value-type="float" office:value="0.74">
            <text:p>0.74</text:p>
          </table:table-cell>
          <table:table-cell office:value-type="float" office:value="0.05">
            <text:p>0.05</text:p>
          </table:table-cell>
          <table:table-cell office:value-type="float" office:value="6.59">
            <text:p>6.59</text:p>
          </table:table-cell>
          <table:table-cell table:number-columns-repeated="2"/>
          <table:table-cell office:value-type="string">
            <text:p>w6</text:p>
          </table:table-cell>
          <table:table-cell table:formula="of:=[.I6]*2" office:value-type="float" office:value="3200">
            <text:p>3200</text:p>
          </table:table-cell>
          <table:table-cell table:formula="of:=[.B7]*1000" office:value-type="float" office:value="20">
            <text:p>20</text:p>
          </table:table-cell>
          <table:table-cell table:formula="of:=[.C7]*1000" office:value-type="float" office:value="740">
            <text:p>740</text:p>
          </table:table-cell>
          <table:table-cell table:formula="of:=[.D7]*1000" office:value-type="float" office:value="50">
            <text:p>50</text:p>
          </table:table-cell>
          <table:table-cell table:formula="of:=[.E7]*1000" office:value-type="float" office:value="6590">
            <text:p>6590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0.03">
            <text:p>0.03</text:p>
          </table:table-cell>
          <table:table-cell office:value-type="float" office:value="1.52">
            <text:p>1.52</text:p>
          </table:table-cell>
          <table:table-cell office:value-type="float" office:value="0.08">
            <text:p>0.08</text:p>
          </table:table-cell>
          <table:table-cell office:value-type="float" office:value="6.93">
            <text:p>6.93</text:p>
          </table:table-cell>
          <table:table-cell table:number-columns-repeated="2"/>
          <table:table-cell office:value-type="string">
            <text:p>w7</text:p>
          </table:table-cell>
          <table:table-cell table:formula="of:=[.I7]*2" office:value-type="float" office:value="6400">
            <text:p>6400</text:p>
          </table:table-cell>
          <table:table-cell table:formula="of:=[.B8]*1000" office:value-type="float" office:value="30">
            <text:p>30</text:p>
          </table:table-cell>
          <table:table-cell table:formula="of:=[.C8]*1000" office:value-type="float" office:value="1520">
            <text:p>1520</text:p>
          </table:table-cell>
          <table:table-cell table:formula="of:=[.D8]*1000" office:value-type="float" office:value="80">
            <text:p>80</text:p>
          </table:table-cell>
          <table:table-cell table:formula="of:=[.E8]*1000" office:value-type="float" office:value="6930">
            <text:p>6930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0.06">
            <text:p>0.06</text:p>
          </table:table-cell>
          <table:table-cell office:value-type="float" office:value="3.07">
            <text:p>3.07</text:p>
          </table:table-cell>
          <table:table-cell office:value-type="float" office:value="0.15">
            <text:p>0.15</text:p>
          </table:table-cell>
          <table:table-cell office:value-type="float" office:value="8.56">
            <text:p>8.56</text:p>
          </table:table-cell>
          <table:table-cell table:number-columns-repeated="2"/>
          <table:table-cell office:value-type="string">
            <text:p>w8</text:p>
          </table:table-cell>
          <table:table-cell table:formula="of:=[.I8]*2" office:value-type="float" office:value="12800">
            <text:p>12800</text:p>
          </table:table-cell>
          <table:table-cell table:formula="of:=[.B9]*1000" office:value-type="float" office:value="60">
            <text:p>60</text:p>
          </table:table-cell>
          <table:table-cell table:formula="of:=[.C9]*1000" office:value-type="float" office:value="3070">
            <text:p>3070</text:p>
          </table:table-cell>
          <table:table-cell table:formula="of:=[.D9]*1000" office:value-type="float" office:value="150">
            <text:p>150</text:p>
          </table:table-cell>
          <table:table-cell table:formula="of:=[.E9]*1000" office:value-type="float" office:value="8560">
            <text:p>8560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0.12">
            <text:p>0.12</text:p>
          </table:table-cell>
          <table:table-cell office:value-type="float" office:value="6.31">
            <text:p>6.31</text:p>
          </table:table-cell>
          <table:table-cell office:value-type="float" office:value="0.29">
            <text:p>0.29</text:p>
          </table:table-cell>
          <table:table-cell office:value-type="float" office:value="11.76">
            <text:p>11.76</text:p>
          </table:table-cell>
          <table:table-cell table:number-columns-repeated="2"/>
          <table:table-cell office:value-type="string">
            <text:p>w9</text:p>
          </table:table-cell>
          <table:table-cell table:formula="of:=[.I9]*2" office:value-type="float" office:value="25600">
            <text:p>25600</text:p>
          </table:table-cell>
          <table:table-cell table:formula="of:=[.B10]*1000" office:value-type="float" office:value="120">
            <text:p>120</text:p>
          </table:table-cell>
          <table:table-cell table:formula="of:=[.C10]*1000" office:value-type="float" office:value="6310">
            <text:p>6310</text:p>
          </table:table-cell>
          <table:table-cell table:formula="of:=[.D10]*1000" office:value-type="float" office:value="290">
            <text:p>290</text:p>
          </table:table-cell>
          <table:table-cell table:formula="of:=[.E10]*1000" office:value-type="float" office:value="11760">
            <text:p>11760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0.23">
            <text:p>0.23</text:p>
          </table:table-cell>
          <table:table-cell office:value-type="float" office:value="13.37">
            <text:p>13.37</text:p>
          </table:table-cell>
          <table:table-cell office:value-type="float" office:value="0.58">
            <text:p>0.58</text:p>
          </table:table-cell>
          <table:table-cell office:value-type="float" office:value="18.99">
            <text:p>18.99</text:p>
          </table:table-cell>
          <table:table-cell table:number-columns-repeated="2"/>
          <table:table-cell office:value-type="string">
            <text:p>w10</text:p>
          </table:table-cell>
          <table:table-cell table:formula="of:=[.I10]*2" office:value-type="float" office:value="51200">
            <text:p>51200</text:p>
          </table:table-cell>
          <table:table-cell table:formula="of:=[.B11]*1000" office:value-type="float" office:value="230">
            <text:p>230</text:p>
          </table:table-cell>
          <table:table-cell table:formula="of:=[.C11]*1000" office:value-type="float" office:value="13370">
            <text:p>13370</text:p>
          </table:table-cell>
          <table:table-cell table:formula="of:=[.D11]*1000" office:value-type="float" office:value="580">
            <text:p>580</text:p>
          </table:table-cell>
          <table:table-cell table:formula="of:=[.E11]*1000" office:value-type="float" office:value="18990">
            <text:p>18990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0.46">
            <text:p>0.46</text:p>
          </table:table-cell>
          <table:table-cell office:value-type="float" office:value="28.68">
            <text:p>28.68</text:p>
          </table:table-cell>
          <table:table-cell office:value-type="float" office:value="1.16">
            <text:p>1.16</text:p>
          </table:table-cell>
          <table:table-cell office:value-type="float" office:value="33.7">
            <text:p>33.7</text:p>
          </table:table-cell>
          <table:table-cell table:number-columns-repeated="2"/>
          <table:table-cell office:value-type="string">
            <text:p>w11</text:p>
          </table:table-cell>
          <table:table-cell table:formula="of:=[.I11]*2" office:value-type="float" office:value="102400">
            <text:p>102400</text:p>
          </table:table-cell>
          <table:table-cell table:formula="of:=[.B12]*1000" office:value-type="float" office:value="460">
            <text:p>460</text:p>
          </table:table-cell>
          <table:table-cell table:formula="of:=[.C12]*1000" office:value-type="float" office:value="28680">
            <text:p>28680</text:p>
          </table:table-cell>
          <table:table-cell table:formula="of:=[.D12]*1000" office:value-type="float" office:value="1160">
            <text:p>1160</text:p>
          </table:table-cell>
          <table:table-cell table:formula="of:=[.E12]*1000" office:value-type="float" office:value="33700">
            <text:p>33700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0.96">
            <text:p>0.96</text:p>
          </table:table-cell>
          <table:table-cell office:value-type="float" office:value="61.8">
            <text:p>61.8</text:p>
          </table:table-cell>
          <table:table-cell office:value-type="float" office:value="2.39">
            <text:p>2.39</text:p>
          </table:table-cell>
          <table:table-cell office:value-type="float" office:value="65.19">
            <text:p>65.19</text:p>
          </table:table-cell>
          <table:table-cell table:number-columns-repeated="2"/>
          <table:table-cell office:value-type="string">
            <text:p>w12</text:p>
          </table:table-cell>
          <table:table-cell table:formula="of:=[.I12]*2" office:value-type="float" office:value="204800">
            <text:p>204800</text:p>
          </table:table-cell>
          <table:table-cell table:formula="of:=[.B13]*1000" office:value-type="float" office:value="960">
            <text:p>960</text:p>
          </table:table-cell>
          <table:table-cell table:formula="of:=[.C13]*1000" office:value-type="float" office:value="61800">
            <text:p>61800</text:p>
          </table:table-cell>
          <table:table-cell table:formula="of:=[.D13]*1000" office:value-type="float" office:value="2390">
            <text:p>2390</text:p>
          </table:table-cell>
          <table:table-cell table:formula="of:=[.E13]*1000" office:value-type="float" office:value="65190">
            <text:p>65190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.98">
            <text:p>1.98</text:p>
          </table:table-cell>
          <table:table-cell office:value-type="float" office:value="138.39">
            <text:p>138.39</text:p>
          </table:table-cell>
          <table:table-cell office:value-type="float" office:value="4.83">
            <text:p>4.83</text:p>
          </table:table-cell>
          <table:table-cell office:value-type="float" office:value="139.57">
            <text:p>139.57</text:p>
          </table:table-cell>
          <table:table-cell table:number-columns-repeated="2"/>
          <table:table-cell office:value-type="string">
            <text:p>w13</text:p>
          </table:table-cell>
          <table:table-cell table:formula="of:=[.I13]*2" office:value-type="float" office:value="409600">
            <text:p>409600</text:p>
          </table:table-cell>
          <table:table-cell table:formula="of:=[.B14]*1000" office:value-type="float" office:value="1980">
            <text:p>1980</text:p>
          </table:table-cell>
          <table:table-cell table:formula="of:=[.C14]*1000" office:value-type="float" office:value="138390">
            <text:p>138390</text:p>
          </table:table-cell>
          <table:table-cell table:formula="of:=[.D14]*1000" office:value-type="float" office:value="4830">
            <text:p>4830</text:p>
          </table:table-cell>
          <table:table-cell table:formula="of:=[.E14]*1000" office:value-type="float" office:value="139570">
            <text:p>139570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43.92">
            <text:p>43.92</text:p>
          </table:table-cell>
          <table:table-cell office:value-type="float" office:value="402.47">
            <text:p>402.47</text:p>
          </table:table-cell>
          <table:table-cell office:value-type="float" office:value="49.18">
            <text:p>49.18</text:p>
          </table:table-cell>
          <table:table-cell office:value-type="float" office:value="409.31">
            <text:p>409.31</text:p>
          </table:table-cell>
          <table:table-cell table:number-columns-repeated="2"/>
          <table:table-cell office:value-type="string">
            <text:p>w14</text:p>
          </table:table-cell>
          <table:table-cell table:formula="of:=[.I14]*2" office:value-type="float" office:value="819200">
            <text:p>819200</text:p>
          </table:table-cell>
          <table:table-cell table:formula="of:=[.B15]*1000" office:value-type="float" office:value="43920">
            <text:p>43920</text:p>
          </table:table-cell>
          <table:table-cell table:formula="of:=[.C15]*1000" office:value-type="float" office:value="402470">
            <text:p>402470</text:p>
          </table:table-cell>
          <table:table-cell table:formula="of:=[.D15]*1000" office:value-type="float" office:value="49180">
            <text:p>49180</text:p>
          </table:table-cell>
          <table:table-cell table:formula="of:=[.E15]*1000" office:value-type="float" office:value="409310">
            <text:p>409310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447.21">
            <text:p>447.21</text:p>
          </table:table-cell>
          <table:table-cell office:value-type="float" office:value="1622.84">
            <text:p>1622.84</text:p>
          </table:table-cell>
          <table:table-cell office:value-type="float" office:value="472.15">
            <text:p>472.15</text:p>
          </table:table-cell>
          <table:table-cell office:value-type="float" office:value="1628.89">
            <text:p>1628.89</text:p>
          </table:table-cell>
          <table:table-cell table:number-columns-repeated="2"/>
          <table:table-cell office:value-type="string">
            <text:p>w15</text:p>
          </table:table-cell>
          <table:table-cell table:formula="of:=[.I15]*2" office:value-type="float" office:value="1638400">
            <text:p>1638400</text:p>
          </table:table-cell>
          <table:table-cell table:formula="of:=[.B16]*1000" office:value-type="float" office:value="447210">
            <text:p>447210</text:p>
          </table:table-cell>
          <table:table-cell table:formula="of:=[.C16]*1000" office:value-type="float" office:value="1622840">
            <text:p>1622840</text:p>
          </table:table-cell>
          <table:table-cell table:formula="of:=[.D16]*1000" office:value-type="float" office:value="472150">
            <text:p>472150</text:p>
          </table:table-cell>
          <table:table-cell table:formula="of:=[.E16]*1000" office:value-type="float" office:value="1628890">
            <text:p>1628890</text:p>
          </table:table-cell>
        </table:table-row>
        <table:table-row table:style-name="ro1" table:number-rows-repeated="104855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-pilot-tables>
        <table:data-pilot-table table:name="DataPilot1" table:application-data="" table:target-range-address="'Pivot Table_Plot_1'.A3:'Pivot Table_Plot_1'.F19" table:buttons="'Pivot Table_Plot_1'.A4 'Pivot Table_Plot_1'.B4 'Pivot Table_Plot_1'.C3" table:grand-total="none" table:show-filter-button="false" table:drill-down-on-double-click="false">
          <table:source-cell-range table:cell-range-address="Plot.A1:Plot.D301"/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9" table:display="true" table:show-details="true"/>
                <table:data-pilot-member table:name="0.3" table:display="true" table:show-details="true"/>
                <table:data-pilot-member table:name="0.38" table:display="true" table:show-details="true"/>
                <table:data-pilot-member table:name="0.39" table:display="true" table:show-details="true"/>
                <table:data-pilot-member table:name="0.46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51" table:display="true" table:show-details="true"/>
                <table:data-pilot-member table:name="0.53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74" table:display="true" table:show-details="true"/>
                <table:data-pilot-member table:name="0.75" table:display="true" table:show-details="true"/>
                <table:data-pilot-member table:name="0.76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07" table:display="true" table:show-details="true"/>
                <table:data-pilot-member table:name="1.14" table:display="true" table:show-details="true"/>
                <table:data-pilot-member table:name="1.16" table:display="true" table:show-details="true"/>
                <table:data-pilot-member table:name="1.17" table:display="true" table:show-details="true"/>
                <table:data-pilot-member table:name="1.18" table:display="true" table:show-details="true"/>
                <table:data-pilot-member table:name="1.52" table:display="true" table:show-details="true"/>
                <table:data-pilot-member table:name="1.53" table:display="true" table:show-details="true"/>
                <table:data-pilot-member table:name="1.72" table:display="true" table:show-details="true"/>
                <table:data-pilot-member table:name="1.98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16" table:display="true" table:show-details="true"/>
                <table:data-pilot-member table:name="2.2" table:display="true" table:show-details="true"/>
                <table:data-pilot-member table:name="2.21" table:display="true" table:show-details="true"/>
                <table:data-pilot-member table:name="2.39" table:display="true" table:show-details="true"/>
                <table:data-pilot-member table:name="2.4" table:display="true" table:show-details="true"/>
                <table:data-pilot-member table:name="2.41" table:display="true" table:show-details="true"/>
                <table:data-pilot-member table:name="2.42" table:display="true" table:show-details="true"/>
                <table:data-pilot-member table:name="3.07" table:display="true" table:show-details="true"/>
                <table:data-pilot-member table:name="3.08" table:display="true" table:show-details="true"/>
                <table:data-pilot-member table:name="3.09" table:display="true" table:show-details="true"/>
                <table:data-pilot-member table:name="3.23" table:display="true" table:show-details="true"/>
                <table:data-pilot-member table:name="4.49" table:display="true" table:show-details="true"/>
                <table:data-pilot-member table:name="4.6" table:display="true" table:show-details="true"/>
                <table:data-pilot-member table:name="4.63" table:display="true" table:show-details="true"/>
                <table:data-pilot-member table:name="4.64" table:display="true" table:show-details="true"/>
                <table:data-pilot-member table:name="4.66" table:display="true" table:show-details="true"/>
                <table:data-pilot-member table:name="4.83" table:display="true" table:show-details="true"/>
                <table:data-pilot-member table:name="4.85" table:display="true" table:show-details="true"/>
                <table:data-pilot-member table:name="4.86" table:display="true" table:show-details="true"/>
                <table:data-pilot-member table:name="4.87" table:display="true" table:show-details="true"/>
                <table:data-pilot-member table:name="6.02" table:display="true" table:show-details="true"/>
                <table:data-pilot-member table:name="6.15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31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42" table:display="true" table:show-details="true"/>
                <table:data-pilot-member table:name="6.59" table:display="true" table:show-details="true"/>
                <table:data-pilot-member table:name="6.6" table:display="true" table:show-details="true"/>
                <table:data-pilot-member table:name="6.65" table:display="true" table:show-details="true"/>
                <table:data-pilot-member table:name="6.66" table:display="true" table:show-details="true"/>
                <table:data-pilot-member table:name="6.93" table:display="true" table:show-details="true"/>
                <table:data-pilot-member table:name="7" table:display="true" table:show-details="true"/>
                <table:data-pilot-member table:name="7.01" table:display="true" table:show-details="true"/>
                <table:data-pilot-member table:name="7.03" table:display="true" table:show-details="true"/>
                <table:data-pilot-member table:name="8.31" table:display="true" table:show-details="true"/>
                <table:data-pilot-member table:name="8.56" table:display="true" table:show-details="true"/>
                <table:data-pilot-member table:name="8.58" table:display="true" table:show-details="true"/>
                <table:data-pilot-member table:name="8.59" table:display="true" table:show-details="true"/>
                <table:data-pilot-member table:name="8.7" table:display="true" table:show-details="true"/>
                <table:data-pilot-member table:name="9.44" table:display="true" table:show-details="true"/>
                <table:data-pilot-member table:name="10.9" table:display="true" table:show-details="true"/>
                <table:data-pilot-member table:name="11.76" table:display="true" table:show-details="true"/>
                <table:data-pilot-member table:name="11.94" table:display="true" table:show-details="true"/>
                <table:data-pilot-member table:name="12.02" table:display="true" table:show-details="true"/>
                <table:data-pilot-member table:name="12.07" table:display="true" table:show-details="true"/>
                <table:data-pilot-member table:name="12.52" table:display="true" table:show-details="true"/>
                <table:data-pilot-member table:name="13.37" table:display="true" table:show-details="true"/>
                <table:data-pilot-member table:name="13.5" table:display="true" table:show-details="true"/>
                <table:data-pilot-member table:name="13.52" table:display="true" table:show-details="true"/>
                <table:data-pilot-member table:name="13.57" table:display="true" table:show-details="true"/>
                <table:data-pilot-member table:name="13.73" table:display="true" table:show-details="true"/>
                <table:data-pilot-member table:name="16.42" table:display="true" table:show-details="true"/>
                <table:data-pilot-member table:name="18.99" table:display="true" table:show-details="true"/>
                <table:data-pilot-member table:name="19.02" table:display="true" table:show-details="true"/>
                <table:data-pilot-member table:name="19.27" table:display="true" table:show-details="true"/>
                <table:data-pilot-member table:name="20.72" table:display="true" table:show-details="true"/>
                <table:data-pilot-member table:name="28.68" table:display="true" table:show-details="true"/>
                <table:data-pilot-member table:name="28.87" table:display="true" table:show-details="true"/>
                <table:data-pilot-member table:name="29.22" table:display="true" table:show-details="true"/>
                <table:data-pilot-member table:name="29.42" table:display="true" table:show-details="true"/>
                <table:data-pilot-member table:name="29.53" table:display="true" table:show-details="true"/>
                <table:data-pilot-member table:name="33.7" table:display="true" table:show-details="true"/>
                <table:data-pilot-member table:name="34.42" table:display="true" table:show-details="true"/>
                <table:data-pilot-member table:name="34.53" table:display="true" table:show-details="true"/>
                <table:data-pilot-member table:name="35.39" table:display="true" table:show-details="true"/>
                <table:data-pilot-member table:name="37.57" table:display="true" table:show-details="true"/>
                <table:data-pilot-member table:name="43.92" table:display="true" table:show-details="true"/>
                <table:data-pilot-member table:name="46.68" table:display="true" table:show-details="true"/>
                <table:data-pilot-member table:name="47.17" table:display="true" table:show-details="true"/>
                <table:data-pilot-member table:name="48.06" table:display="true" table:show-details="true"/>
                <table:data-pilot-member table:name="49.18" table:display="true" table:show-details="true"/>
                <table:data-pilot-member table:name="49.79" table:display="true" table:show-details="true"/>
                <table:data-pilot-member table:name="50.1" table:display="true" table:show-details="true"/>
                <table:data-pilot-member table:name="52.41" table:display="true" table:show-details="true"/>
                <table:data-pilot-member table:name="52.67" table:display="true" table:show-details="true"/>
                <table:data-pilot-member table:name="52.95" table:display="true" table:show-details="true"/>
                <table:data-pilot-member table:name="61.8" table:display="true" table:show-details="true"/>
                <table:data-pilot-member table:name="63.95" table:display="true" table:show-details="true"/>
                <table:data-pilot-member table:name="64.2" table:display="true" table:show-details="true"/>
                <table:data-pilot-member table:name="65.19" table:display="true" table:show-details="true"/>
                <table:data-pilot-member table:name="66.32" table:display="true" table:show-details="true"/>
                <table:data-pilot-member table:name="67.69" table:display="true" table:show-details="true"/>
                <table:data-pilot-member table:name="69.29" table:display="true" table:show-details="true"/>
                <table:data-pilot-member table:name="69.43" table:display="true" table:show-details="true"/>
                <table:data-pilot-member table:name="69.83" table:display="true" table:show-details="true"/>
                <table:data-pilot-member table:name="75.29" table:display="true" table:show-details="true"/>
                <table:data-pilot-member table:name="138.39" table:display="true" table:show-details="true"/>
                <table:data-pilot-member table:name="139.57" table:display="true" table:show-details="true"/>
                <table:data-pilot-member table:name="139.98" table:display="true" table:show-details="true"/>
                <table:data-pilot-member table:name="142.85" table:display="true" table:show-details="true"/>
                <table:data-pilot-member table:name="143.54" table:display="true" table:show-details="true"/>
                <table:data-pilot-member table:name="144.18" table:display="true" table:show-details="true"/>
                <table:data-pilot-member table:name="145.08" table:display="true" table:show-details="true"/>
                <table:data-pilot-member table:name="146.35" table:display="true" table:show-details="true"/>
                <table:data-pilot-member table:name="152.24" table:display="true" table:show-details="true"/>
                <table:data-pilot-member table:name="167.24" table:display="true" table:show-details="true"/>
                <table:data-pilot-member table:name="402.47" table:display="true" table:show-details="true"/>
                <table:data-pilot-member table:name="407.67" table:display="true" table:show-details="true"/>
                <table:data-pilot-member table:name="409.31" table:display="true" table:show-details="true"/>
                <table:data-pilot-member table:name="412.57" table:display="true" table:show-details="true"/>
                <table:data-pilot-member table:name="413.76" table:display="true" table:show-details="true"/>
                <table:data-pilot-member table:name="415.21" table:display="true" table:show-details="true"/>
                <table:data-pilot-member table:name="415.26" table:display="true" table:show-details="true"/>
                <table:data-pilot-member table:name="427.37" table:display="true" table:show-details="true"/>
                <table:data-pilot-member table:name="428.87" table:display="true" table:show-details="true"/>
                <table:data-pilot-member table:name="433.91" table:display="true" table:show-details="true"/>
                <table:data-pilot-member table:name="447.21" table:display="true" table:show-details="true"/>
                <table:data-pilot-member table:name="449.08" table:display="true" table:show-details="true"/>
                <table:data-pilot-member table:name="468.43" table:display="true" table:show-details="true"/>
                <table:data-pilot-member table:name="471.88" table:display="true" table:show-details="true"/>
                <table:data-pilot-member table:name="472.15" table:display="true" table:show-details="true"/>
                <table:data-pilot-member table:name="473.09" table:display="true" table:show-details="true"/>
                <table:data-pilot-member table:name="499.31" table:display="true" table:show-details="true"/>
                <table:data-pilot-member table:name="510.25" table:display="true" table:show-details="true"/>
                <table:data-pilot-member table:name="614.97" table:display="true" table:show-details="true"/>
                <table:data-pilot-member table:name="625.53" table:display="true" table:show-details="true"/>
                <table:data-pilot-member table:name="1622.84" table:display="true" table:show-details="true"/>
                <table:data-pilot-member table:name="1628.89" table:display="true" table:show-details="true"/>
                <table:data-pilot-member table:name="1642.39" table:display="true" table:show-details="true"/>
                <table:data-pilot-member table:name="1651.79" table:display="true" table:show-details="true"/>
                <table:data-pilot-member table:name="1671.14" table:display="true" table:show-details="true"/>
                <table:data-pilot-member table:name="1682.04" table:display="true" table:show-details="true"/>
                <table:data-pilot-member table:name="1686.33" table:display="true" table:show-details="true"/>
                <table:data-pilot-member table:name="1727.2" table:display="true" table:show-details="true"/>
                <table:data-pilot-member table:name="1738.88" table:display="true" table:show-details="true"/>
                <table:data-pilot-member table:name="1753.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9T13:24:18</dc:date>
    <dc:creator>Phiri </dc:creator>
    <meta:generator>LibreOffice/3.5$Linux_x86 LibreOffice_project/350m1$Build-2</meta:generator>
    <meta:editing-duration>PT39M13S</meta:editing-duration>
    <meta:editing-cycles>12</meta:editing-cycles>
    <meta:document-statistic meta:table-count="4" meta:cell-count="4336" meta:object-count="0"/>
  </office:meta>
</office:document-meta>
</file>